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da46" officeooo:paragraph-rsid="000eda46"/>
    </style:style>
    <style:style style:name="P2" style:family="paragraph" style:parent-style-name="Standard">
      <style:paragraph-properties fo:text-align="center" style:justify-single-word="false"/>
      <style:text-properties fo:font-size="11pt" officeooo:rsid="000eda46" officeooo:paragraph-rsid="000eda46" style:font-size-asian="9.60000038146973pt" style:font-size-complex="11pt"/>
    </style:style>
    <style:style style:name="P3" style:family="paragraph" style:parent-style-name="Standard">
      <style:paragraph-properties fo:text-align="center" style:justify-single-word="false"/>
      <style:text-properties fo:font-size="10pt" officeooo:rsid="000eda46" officeooo:paragraph-rsid="000eda46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fo:font-weight="bold" officeooo:rsid="000eda46" officeooo:paragraph-rsid="000eda46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0pt" fo:font-weight="bold" officeooo:rsid="00108bba" officeooo:paragraph-rsid="00108bba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0pt" fo:font-weight="bold" officeooo:rsid="00108bba" officeooo:paragraph-rsid="0013092b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0pt" fo:font-weight="bold" officeooo:rsid="0014c060" officeooo:paragraph-rsid="00172806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0pt" fo:font-weight="bold" officeooo:rsid="0015e505" officeooo:paragraph-rsid="00172806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0pt" fo:font-weight="bold" officeooo:rsid="0017f577" officeooo:paragraph-rsid="0017f577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0pt" fo:font-weight="bold" officeooo:rsid="001b4ce7" officeooo:paragraph-rsid="001b4ce7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pt" fo:font-weight="normal" officeooo:rsid="000eda46" officeooo:paragraph-rsid="000eda46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0pt" fo:font-weight="normal" officeooo:rsid="00108bba" officeooo:paragraph-rsid="00108bba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0pt" fo:font-weight="normal" officeooo:rsid="00112ece" officeooo:paragraph-rsid="00112ece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0pt" fo:font-weight="normal" officeooo:rsid="00112ece" officeooo:paragraph-rsid="00108bba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0pt" fo:font-weight="normal" officeooo:rsid="00172806" officeooo:paragraph-rsid="00172806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0pt" fo:font-weight="normal" officeooo:rsid="00172806" officeooo:paragraph-rsid="0015e505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0pt" fo:font-weight="normal" officeooo:rsid="00172806" officeooo:paragraph-rsid="00108bba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0pt" fo:font-weight="normal" officeooo:rsid="0018a426" officeooo:paragraph-rsid="0017f577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0pt" fo:font-weight="normal" officeooo:rsid="00141515" officeooo:paragraph-rsid="00108bba" style:font-size-asian="10pt" style:font-weight-asian="normal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2ece" style:font-weight-asian="normal" style:font-weight-complex="normal"/>
    </style:style>
    <style:style style:name="T3" style:family="text">
      <style:text-properties fo:font-weight="normal" officeooo:rsid="0013092b" style:font-weight-asian="normal" style:font-weight-complex="normal"/>
    </style:style>
    <style:style style:name="T4" style:family="text">
      <style:text-properties fo:font-weight="normal" officeooo:rsid="00141515" style:font-weight-asian="normal" style:font-weight-complex="normal"/>
    </style:style>
    <style:style style:name="T5" style:family="text">
      <style:text-properties fo:font-weight="normal" officeooo:rsid="0015e505" style:font-weight-asian="normal" style:font-weight-complex="normal"/>
    </style:style>
    <style:style style:name="T6" style:family="text">
      <style:text-properties fo:font-weight="normal" officeooo:rsid="0016df98" style:font-weight-asian="normal" style:font-weight-complex="normal"/>
    </style:style>
    <style:style style:name="T7" style:family="text">
      <style:text-properties fo:font-weight="normal" officeooo:rsid="00172806" style:font-weight-asian="normal" style:font-weight-complex="normal"/>
    </style:style>
    <style:style style:name="T8" style:family="text">
      <style:text-properties fo:font-weight="normal" officeooo:rsid="0018a426" style:font-weight-asian="normal" style:font-weight-complex="normal"/>
    </style:style>
    <style:style style:name="T9" style:family="text">
      <style:text-properties officeooo:rsid="001e8f3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ext Free Grammar Parser</text:p>
      <text:p text:style-name="P1">CSE 355 Bonus Project</text:p>
      <text:p text:style-name="P2">by: Wyatt Turner</text:p>
      <text:p text:style-name="P3">at Arizona State University</text:p>
      <text:p text:style-name="P3"/>
      <text:p text:style-name="P3"/>
      <text:p text:style-name="P3"/>
      <text:p text:style-name="P3"/>
      <text:p text:style-name="P4">Introduction:</text:p>
      <text:p text:style-name="P11"><text:tab/>Given the definition of a grammar within a text document. This program will be able to, parse the grammar, see if grammar is ambiguous, generate strings within the language of the grammar, and tell whether a given string is within the grammar. <text:s/></text:p>
      <text:p text:style-name="P11"/>
      <text:p text:style-name="P11"/>
      <text:p text:style-name="P11"/>
      <text:p text:style-name="P5"><text:span text:style-name="T9">Context-Free Grammar</text:span> Syntax:</text:p>
      <text:p text:style-name="P12"/>
      <text:p text:style-name="P13">The syntax to use when defining a grammar for this program to parse is of the following form (Ignoring &lt;&gt; symbols as placeholders for your defined strings):</text:p>
      <text:p text:style-name="P14"><text:tab/></text:p>
      <text:p text:style-name="P14"><text:tab/>Rules {</text:p>
      <text:p text:style-name="P14"/>
      <text:p text:style-name="P13"><text:tab/><text:tab/>&lt;YourRule1Name&gt; -&gt; &lt;RHS1&gt; | &lt;RHS2&gt; | &lt;RHS3&gt; ;</text:p>
      <text:p text:style-name="P6"><text:span text:style-name="T2"><text:tab/><text:tab/>&lt;YourRule2Name&gt; -&gt; &lt;RHS1&gt; </text:span><text:span text:style-name="T6">| EPSILON</text:span><text:span text:style-name="T2">;</text:span></text:p>
      <text:p text:style-name="P6"><text:span text:style-name="T2"><text:tab/><text:tab/></text:span><text:span text:style-name="T3">&lt;evenMoreRules&gt; <text:s/>-&gt; &lt;evenMoreRHS&gt;;</text:span><text:span text:style-name="T2"> <text:s text:c="2"/></text:span></text:p>
      <text:p text:style-name="P14"><text:tab/>}</text:p>
      <text:p text:style-name="P14"><text:tab/></text:p>
      <text:p text:style-name="P7"><text:span text:style-name="T4">I</text:span><text:span text:style-name="T1">n the above form there is simply a definition of rules with their left hand side (LHS) and right hand side’s (RHS) defined </text:span><text:span text:style-name="T5">(Each rule may have multiple different possible RHS definitions, here the symbol | <text:s/>is used to denote when multiple definitions on the same line)</text:span><text:span text:style-name="T1">. </text:span><text:span text:style-name="T5">In this form the RHS can have both rules and terminals present </text:span><text:span text:style-name="T6">in any order. </text:span></text:p>
      <text:p text:style-name="P15">An example:</text:p>
      <text:p text:style-name="P15"><text:tab/></text:p>
      <text:p text:style-name="P8"><text:span text:style-name="T7"><text:tab/>rule1 -&gt; terminal1 rule</text:span><text:span text:style-name="T8">1</text:span><text:span text:style-name="T7"> terminal</text:span><text:span text:style-name="T8">2</text:span><text:span text:style-name="T7"> terminal</text:span><text:span text:style-name="T8">3</text:span><text:span text:style-name="T7"> | rule</text:span><text:span text:style-name="T8">2;</text:span></text:p>
      <text:p text:style-name="P16"/>
      <text:p text:style-name="P15">Note: spaces define the separation between different terminals or rules.</text:p>
      <text:p text:style-name="P15"/>
      <text:p text:style-name="P15"/>
      <text:p text:style-name="P15"/>
      <text:p text:style-name="P9"><text:span text:style-name="T1">An optional addition to the context-free grammar definition is to have terminal-rules. </text:span><text:span text:style-name="T8">This is a definition of a rule defined only on the RHS in the “Rules” section that only generates terminals. Here is what a CFG definition would look like including the optional ‘Terminal-Rules.’</text:span></text:p>
      <text:p text:style-name="P18"/>
      <text:p text:style-name="P18"><text:tab/>Rules {</text:p>
      <text:p text:style-name="P18"><text:tab/><text:tab/>rule1 -&gt; terminal1 rule2 rule3 | rule2;</text:p>
      <text:p text:style-name="P18"><text:tab/><text:tab/>rule2 -&gt; rule3;</text:p>
      <text:p text:style-name="P18"><text:tab/>}</text:p>
      <text:p text:style-name="P18"><text:tab/>Terminals {</text:p>
      <text:p text:style-name="P18"><text:tab/><text:tab/>rule3 -&gt; terminal2, terminal3, terminal4, terminal5, terminal6;</text:p>
      <text:p text:style-name="P18"><text:tab/>}</text:p>
      <text:p text:style-name="P18"/>
      <text:p text:style-name="P10"><text:span text:style-name="T8">N</text:span><text:span text:style-name="T1">ote: Should any of the terminals located on the RHS of a ‘Terminal-Rule’ <text:s/>be of the same name as a rule, this would result in a syntax error.</text:span></text:p>
      <text:p text:style-name="P16"/>
      <text:p text:style-name="P19"><text:tab/></text:p>
      <text:p text:style-name="P17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12:47:27.766783200</meta:creation-date>
    <dc:date>2020-04-20T13:24:20.960591870</dc:date>
    <meta:editing-duration>PT36M46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1" meta:paragraph-count="30" meta:word-count="285" meta:character-count="1728" meta:non-whitespace-character-count="1436"/>
  </office:meta>
</office:document-meta>
</file>